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draw="urn:oasis:names:tc:opendocument:xmlns:drawing:1.0" xmlns:svg="urn:oasis:names:tc:opendocument:xmlns:svg-compatible:1.0" xmlns:style="urn:oasis:names:tc:opendocument:xmlns:style:1.0" xmlns:table="urn:oasis:names:tc:opendocument:xmlns:table:1.0" xmlns:fo="urn:oasis:names:tc:opendocument:xmlns:xsl-fo-compatible:1.0" xmlns:text="urn:oasis:names:tc:opendocument:xmlns:text:1.0" office:version="1.2">
  <office:scripts/>
  <office:body>
    <office:text text:use-soft-page-breaks="true">
      <text:p xmlns:fo="http://www.w3.org/1999/XSL/Format" text:style-name="WLC-englishbookheader"><text:variable-set office:value-type="string" text:name="bookname">Ruth</text:variable-set></text:p>
      <text:p xmlns:fo="http://www.w3.org/1999/XSL/Format" text:style-name="WLC-hebrewbookheader">רות</text:p>
      <text:h xmlns:fo="http://www.w3.org/1999/XSL/Format" text:outline-level="1" text:style-name="WLC-chaptermarker">Ruth 1</text:h>
      <text:p xmlns:fo="http://www.w3.org/1999/XSL/Format" text:style-name="WLC-chapter"><text:span text:style-name="WLC-chapternumber">1 </text:span><text:span text:style-name="WLC-hebrewtext">וַ¦יְהִ֗י בִּ¦ימֵי֙ שְׁפֹ֣ט הַ¦שֹּׁפְטִ֔ים וַ¦יְהִ֥י רָעָ֖ב בָּ¦אָ֑רֶץ וַ¦יֵּ֨לֶךְ אִ֜ישׁ מִ¦בֵּ֧ית לֶ֣חֶם יְהוּדָ֗ה לָ¦גוּר֙ בִּ¦שְׂדֵ֣י מוֹאָ֔ב ה֥וּא וְ¦אִשְׁתּ֖¦וֹ וּ¦שְׁנֵ֥י בָנָֽי¦ו׃ </text:span><text:span text:style-name="WLC-versenumber">2 </text:span><text:span text:style-name="WLC-hebrewtext">וְ¦שֵׁ֣ם הָ¦אִ֣ישׁ אֱ‍ֽלִימֶ֡לֶךְ וְ¦שֵׁם֩ אִשְׁתּ֨¦וֹ נָעֳמִ֜י וְ¦שֵׁ֥ם שְׁנֵֽי־בָנָ֣י¦ו ׀ מַחְל֤וֹן וְ¦כִלְיוֹן֙ אֶפְרָתִ֔ים מִ¦בֵּ֥ית לֶ֖חֶם יְהוּדָ֑ה וַ¦יָּבֹ֥אוּ שְׂדֵי־מוֹאָ֖ב וַ¦יִּֽהְיוּ־שָֽׁם׃ </text:span><text:span text:style-name="WLC-versenumber">3 </text:span><text:span text:style-name="WLC-hebrewtext">וַ¦יָּ֥מָת אֱלִימֶ֖לֶךְ אִ֣ישׁ נָעֳמִ֑י וַ¦תִּשָּׁאֵ֥ר הִ֖יא וּ¦שְׁנֵ֥י בָנֶֽי¦הָ׃ </text:span><text:span text:style-name="WLC-versenumber">4 </text:span><text:span text:style-name="WLC-hebrewtext">וַ¦יִּשְׂא֣וּ לָ¦הֶ֗ם נָשִׁים֙ מֹֽאֲבִיּ֔וֹת שֵׁ֤ם הָֽ¦אַחַת֙ עָרְפָּ֔ה וְ¦שֵׁ֥ם הַ¦שֵּׁנִ֖ית ר֑וּת וַ¦יֵּ֥שְׁבוּ שָׁ֖ם כְּ¦עֶ֥שֶׂר שָׁנִֽים׃ </text:span><text:span text:style-name="WLC-versenumber">5 </text:span><text:span text:style-name="WLC-hebrewtext">וַ¦יָּמ֥וּתוּ גַם־שְׁנֵי¦הֶ֖ם מַחְל֣וֹן וְ¦כִלְי֑וֹן וַ¦תִּשָּׁאֵר֙ הָֽ¦אִשָּׁ֔ה מִ¦שְּׁנֵ֥י יְלָדֶ֖י¦הָ וּ¦מֵ¦אִישָֽׁ¦הּ׃ </text:span><text:span text:style-name="WLC-versenumber">6 </text:span><text:span text:style-name="WLC-hebrewtext">וַ¦תָּ֤קָם הִיא֙ וְ¦כַלֹּתֶ֔י¦הָ וַ¦תָּ֖שָׁב מִ¦שְּׂדֵ֣י מוֹאָ֑ב כִּ֤י שָֽׁמְעָה֙ בִּ¦שְׂדֵ֣ה מוֹאָ֔ב כִּֽי־פָקַ֤ד יְהוָה֙ אֶת־עַמּ֔¦וֹ לָ¦תֵ֥ת לָ¦הֶ֖ם לָֽחֶם׃ </text:span><text:span text:style-name="WLC-versenumber">7 </text:span><text:span text:style-name="WLC-hebrewtext">וַ¦תֵּצֵ֗א מִן־הַ¦מָּקוֹם֙ אֲשֶׁ֣ר הָיְתָה־שָׁ֔מָּ¦ה וּ¦שְׁתֵּ֥י כַלֹּתֶ֖י¦הָ עִמָּ֑¦הּ וַ¦תֵּלַ֣כְנָה בַ¦דֶּ֔רֶךְ לָ¦שׁ֖וּב אֶל־אֶ֥רֶץ יְהוּדָֽה׃ </text:span><text:span text:style-name="WLC-versenumber">8 </text:span><text:span text:style-name="WLC-hebrewtext">וַ¦תֹּ֤אמֶר נָעֳמִי֙ לִ¦שְׁתֵּ֣י כַלֹּתֶ֔י¦הָ לֵ֣כְנָה שֹּׁ֔בְנָה אִשָּׁ֖ה לְ¦בֵ֣ית אִמָּ֑¦הּ <text:span text:style-name="WLC-ketiv">יעשה </text:span><text:span text:style-name="WLC-qere">יַ֣עַשׂ </text:span>יְהוָ֤ה עִמָּ¦כֶם֙ חֶ֔סֶד כַּ¦אֲשֶׁ֧ר עֲשִׂיתֶ֛ם עִם־הַ¦מֵּתִ֖ים וְ¦עִמָּדִֽ¦י׃ </text:span><text:span text:style-name="WLC-versenumber">9 </text:span><text:span text:style-name="WLC-hebrewtext">יִתֵּ֤ן יְהוָה֙ לָ¦כֶ֔ם וּ¦מְצֶ֣אןָ מְנוּחָ֔ה אִשָּׁ֖ה בֵּ֣ית אִישָׁ֑¦הּ וַ¦תִּשַּׁ֣ק לָ¦הֶ֔ן וַ¦תִּשֶּׂ֥אנָה קוֹלָ֖¦ן וַ¦תִּבְכֶּֽינָה׃ </text:span><text:span text:style-name="WLC-versenumber">10 </text:span><text:span text:style-name="WLC-hebrewtext">וַ¦תֹּאמַ֖רְנָה־לָּ֑¦הּ כִּי־אִתָּ֥¦ךְ נָשׁ֖וּב לְ¦עַמֵּֽ¦ךְ׃ </text:span><text:span text:style-name="WLC-versenumber">11 </text:span><text:span text:style-name="WLC-hebrewtext">וַ¦תֹּ֤אמֶר נָעֳמִי֙ שֹׁ֣בְנָה בְנֹתַ֔¦י לָ֥¦מָּה תֵלַ֖כְנָה עִמִּ֑¦י הַֽ¦עֽוֹד־לִ֤¦י בָנִים֙ בְּֽ¦מֵעַ֔¦י וְ¦הָי֥וּ לָ¦כֶ֖ם לַ¦אֲנָשִֽׁים׃ </text:span><text:span text:style-name="WLC-versenumber">12 </text:span><text:span text:style-name="WLC-hebrewtext">שֹׁ֤בְנָה בְנֹתַ¦י֙ לֵ֔כְןָ כִּ֥י זָקַ֖נְתִּי מִ¦הְי֣וֹת לְ¦אִ֑ישׁ כִּ֤י אָמַ֙רְתִּי֙ יֶשׁ־לִ֣¦י תִקְוָ֔ה גַּ֣ם הָיִ֤יתִי הַ¦לַּ֙יְלָה֙ לְ¦אִ֔ישׁ וְ¦גַ֖ם יָלַ֥דְתִּי בָנִֽים׃ </text:span><text:span text:style-name="WLC-versenumber">13 </text:span><text:span text:style-name="WLC-hebrewtext">הֲ¦לָהֵ֣ן ׀ תְּשַׂבֵּ֗רְנָה עַ֚ד אֲשֶׁ֣ר יִגְדָּ֔לוּ הֲ¦לָהֵן֙ תֵּֽעָגֵ֔נָה לְ¦בִלְתִּ֖י הֱי֣וֹת לְ¦אִ֑ישׁ אַ֣ל בְּנֹתַ֗¦י כִּֽי־מַר־לִ֤¦י מְאֹד֙ מִ¦כֶּ֔ם כִּֽי־יָצְאָ֥ה בִ֖¦י יַד־יְהוָֽה׃ </text:span><text:span text:style-name="WLC-versenumber">14 </text:span><text:span text:style-name="WLC-hebrewtext">וַ¦תִּשֶּׂ֣נָה קוֹלָ֔¦ן וַ¦תִּבְכֶּ֖ינָה ע֑וֹד וַ¦תִּשַּׁ֤ק עָרְפָּה֙ לַ¦חֲמוֹתָ֔¦הּ וְ¦ר֖וּת דָּ֥בְקָה בָּֽ¦הּ׃ </text:span><text:span text:style-name="WLC-versenumber">15 </text:span><text:span text:style-name="WLC-hebrewtext">וַ¦תֹּ֗אמֶר הִנֵּה֙ שָׁ֣בָה יְבִמְתֵּ֔¦ךְ אֶל־עַמָּ֖¦הּ וְ¦אֶל־אֱלֹהֶ֑י¦הָ שׁ֖וּבִי אַחֲרֵ֥י יְבִמְתֵּֽ¦ךְ׃ </text:span><text:span text:style-name="WLC-versenumber">16 </text:span><text:span text:style-name="WLC-hebrewtext">וַ¦תֹּ֤אמֶר רוּת֙ אַל־תִּפְגְּעִי־בִ֔¦י לְ¦עָזְבֵ֖¦ךְ לָ¦שׁ֣וּב מֵ¦אַחֲרָ֑יִ¦ךְ כִּ֠י אֶל־אֲשֶׁ֨ר תֵּלְכִ֜י אֵלֵ֗ךְ וּ¦בַ¦אֲשֶׁ֤ר תָּלִ֙ינִי֙ אָלִ֔ין עַמֵּ֣¦ךְ עַמִּ֔¦י וֵ¦אלֹהַ֖יִ¦ךְ אֱלֹהָֽ¦י׃ </text:span><text:span text:style-name="WLC-versenumber">17 </text:span><text:span text:style-name="WLC-hebrewtext">בַּ¦אֲשֶׁ֤ר תָּמ֙וּתִי֙ אָמ֔וּת וְ¦שָׁ֖ם אֶקָּבֵ֑ר כֹּה֩ יַעֲשֶׂ֨ה יְהוָ֥ה לִ¦י֙ וְ¦כֹ֣ה יֹסִ֔יף כִּ֣י הַ¦מָּ֔וֶת יַפְרִ֖יד בֵּינִ֥¦י וּ¦בֵינֵֽ¦ךְ׃ </text:span><text:span text:style-name="WLC-versenumber">18 </text:span><text:span text:style-name="WLC-hebrewtext">וַ¦תֵּ֕רֶא כִּֽי־מִתְאַמֶּ֥צֶת הִ֖יא לָ¦לֶ֣כֶת אִתָּ֑¦הּ וַ¦תֶּחְדַּ֖ל לְ¦דַבֵּ֥ר אֵלֶֽי¦הָ׃ </text:span><text:span text:style-name="WLC-versenumber">19 </text:span><text:span text:style-name="WLC-hebrewtext">וַ¦תֵּלַ֣כְנָה שְׁתֵּי¦הֶ֔ם עַד־בֹּאָ֖¦נָה בֵּ֣ית לָ֑חֶם וַ¦יְהִ֗י כְּ¦בֹאָ֙¦נָה֙ בֵּ֣ית לֶ֔חֶם וַ¦תֵּהֹ֤ם כָּל־הָ¦עִיר֙ עֲלֵי¦הֶ֔ן וַ¦תֹּאמַ֖רְנָה הֲ¦זֹ֥את נָעֳמִֽי׃ </text:span><text:span text:style-name="WLC-versenumber">20 </text:span><text:span text:style-name="WLC-hebrewtext">וַ¦תֹּ֣אמֶר אֲלֵי¦הֶ֔ן אַל־תִּקְרֶ֥אנָה לִ֖¦י נָעֳמִ֑י קְרֶ֤אןָ לִ¦י֙ מָרָ֔א כִּי־הֵמַ֥ר שַׁדַּ֛י לִ֖¦י מְאֹֽד׃ </text:span><text:span text:style-name="WLC-versenumber">21 </text:span><text:span text:style-name="WLC-hebrewtext">אֲנִי֙ מְלֵאָ֣ה הָלַ֔כְתִּי וְ¦רֵיקָ֖ם הֱשִׁיבַ֣¦נִי יְהוָ֑ה לָ֣¦מָּה תִקְרֶ֤אנָה לִ¦י֙ נָעֳמִ֔י וַֽ¦יהוָה֙ עָ֣נָה בִ֔¦י וְ¦שַׁדַּ֖י הֵ֥רַֽע<text:span text:style-name="WLC-note"><text:note text:note-class="footnote"><text:note-citation text:label="C">C</text:note-citation><text:note-body><text:p text:style-name="WLC-notebody">We read one or more accents in L differently from BHQ. </text:p></text:note-body></text:note></text:span>
<text:span text:style-name="WLC-note"><text:note text:note-class="footnote"><text:note-citation text:label="c">c</text:note-citation><text:note-body><text:p text:style-name="WLC-notebody">We read one or more accents in L differently than BHS. Often this notation indicates a typographical error in BHS. </text:p></text:note-body></text:note></text:span>
 לִֽ¦י׃ </text:span><text:span text:style-name="WLC-versenumber">22 </text:span><text:span text:style-name="WLC-hebrewtext">וַ¦תָּ֣שָׁב נָעֳמִ֗י וְ¦ר֨וּת הַ¦מּוֹאֲבִיָּ֤ה כַלָּתָ¦הּ֙ עִמָּ֔¦הּ הַ¦שָּׁ֖בָה מִ¦שְּׂדֵ֣י מוֹאָ֑ב וְ¦הֵ֗מָּה בָּ֚אוּ בֵּ֣ית לֶ֔חֶם בִּ¦תְחִלַּ֖ת קְצִ֥יר שְׂעֹרִֽים׃ </text:span></text:p>
      <text:h xmlns:fo="http://www.w3.org/1999/XSL/Format" text:outline-level="1" text:style-name="WLC-chaptermarker">Ruth 2</text:h>
      <text:p xmlns:fo="http://www.w3.org/1999/XSL/Format" text:style-name="WLC-chapter"><text:span text:style-name="WLC-chapternumber">2 </text:span><text:span text:style-name="WLC-hebrewtext">וּֽ¦לְ¦נָעֳמִ֞י <text:span text:style-name="WLC-ketiv">מידע </text:span><text:span text:style-name="WLC-qere">מוֹדַ֣ע </text:span>לְ¦אִישָׁ֗¦הּ אִ֚ישׁ גִּבּ֣וֹר חַ֔יִל מִ¦מִּשְׁפַּ֖חַת אֱלִימֶ֑לֶךְ וּ¦שְׁמ֖¦וֹ בֹּֽעַז׃ </text:span><text:span text:style-name="WLC-versenumber">2 </text:span><text:span text:style-name="WLC-hebrewtext">וַ¦תֹּאמֶר֩ ר֨וּת הַ¦מּוֹאֲבִיָּ֜ה אֶֽל־נָעֳמִ֗י אֵֽלְכָה־נָּ֤א הַ¦שָּׂדֶה֙ וַ¦אֲלַקֳטָּ֣ה<text:span text:style-name="WLC-note"><text:note text:note-class="footnote"><text:note-citation text:label="Q">Q</text:note-citation><text:note-body><text:p text:style-name="WLC-notebody">Marks a place where we agree with BHQ against BHS in reading L. </text:p></text:note-body></text:note></text:span>
<text:span text:style-name="WLC-note"><text:note text:note-class="footnote"><text:note-citation text:label="n">n</text:note-citation><text:note-body><text:p text:style-name="WLC-notebody">Marks an anomalous form. </text:p></text:note-body></text:note></text:span>
<text:span text:style-name="WLC-note"><text:note text:note-class="footnote"><text:note-citation text:label="p">p</text:note-citation><text:note-body><text:p text:style-name="WLC-notebody">We read punctuation in L differently from BHS. </text:p></text:note-body></text:note></text:span>
 בַ¦שִׁבֳּלִ֔ים<text:span text:style-name="WLC-note"><text:note text:note-class="footnote"><text:note-citation text:label="Q">Q</text:note-citation><text:note-body><text:p text:style-name="WLC-notebody">Marks a place where we agree with BHQ against BHS in reading L. </text:p></text:note-body></text:note></text:span>
<text:span text:style-name="WLC-note"><text:note text:note-class="footnote"><text:note-citation text:label="n">n</text:note-citation><text:note-body><text:p text:style-name="WLC-notebody">Marks an anomalous form. </text:p></text:note-body></text:note></text:span>
<text:span text:style-name="WLC-note"><text:note text:note-class="footnote"><text:note-citation text:label="p">p</text:note-citation><text:note-body><text:p text:style-name="WLC-notebody">We read punctuation in L differently from BHS. </text:p></text:note-body></text:note></text:span>
 אַחַ֕ר אֲשֶׁ֥ר אֶמְצָא־חֵ֖ן בְּ¦עֵינָ֑י¦ו וַ¦תֹּ֥אמֶר לָ֖¦הּ לְכִ֥י בִתִּֽ¦י׃ </text:span><text:span text:style-name="WLC-versenumber">3 </text:span><text:span text:style-name="WLC-hebrewtext">וַ¦תֵּ֤לֶךְ וַ¦תָּבוֹא֙ וַ¦תְּלַקֵּ֣ט בַּ¦שָּׂדֶ֔ה אַחֲרֵ֖י הַ¦קֹּצְרִ֑ים וַ¦יִּ֣קֶר מִקְרֶ֔¦הָ חֶלְקַ֤ת הַ¦שָּׂדֶה֙ לְ¦בֹ֔עַז אֲשֶׁ֖ר מִ¦מִּשְׁפַּ֥חַת אֱלִימֶֽלֶךְ׃ </text:span><text:span text:style-name="WLC-versenumber">4 </text:span><text:span text:style-name="WLC-hebrewtext">וְ¦הִנֵּה־בֹ֗עַז בָּ֚א מִ¦בֵּ֣ית לֶ֔חֶם וַ¦יֹּ֥אמֶר לַ¦קּוֹצְרִ֖ים יְהוָ֣ה עִמָּ¦כֶ֑ם וַ¦יֹּ֥אמְרוּ ל֖¦וֹ יְבָרֶכְ¦ךָ֥ יְהוָֽה׃ </text:span><text:span text:style-name="WLC-versenumber">5 </text:span><text:span text:style-name="WLC-hebrewtext">וַ¦יֹּ֤אמֶר בֹּ֙עַז֙ לְ¦נַעֲר֔¦וֹ הַ¦נִּצָּ֖ב עַל־הַ¦קּֽוֹצְרִ֑ים לְ¦מִ֖י הַ¦נַּעֲרָ֥ה הַ¦זֹּֽאת׃ </text:span><text:span text:style-name="WLC-versenumber">6 </text:span><text:span text:style-name="WLC-hebrewtext">וַ¦יַּ֗עַן הַ¦נַּ֛עַר הַ¦נִּצָּ֥ב עַל־הַ¦קּוֹצְרִ֖ים וַ¦יֹּאמַ֑ר נַעֲרָ֤ה מֽוֹאֲבִיָּה֙ הִ֔יא הַ¦שָּׁ֥בָה עִֽם־נָעֳמִ֖י מִ¦שְּׂדֵ֥ה מוֹאָֽב׃ </text:span><text:span text:style-name="WLC-versenumber">7 </text:span><text:span text:style-name="WLC-hebrewtext">וַ¦תֹּ֗אמֶר אֲלַקֳטָה־נָּא֙ וְ¦אָסַפְתִּ֣י בָֽ¦עֳמָרִ֔ים אַחֲרֵ֖י הַ¦קּוֹצְרִ֑ים וַ¦תָּב֣וֹא וַֽ¦תַּעֲמ֗וֹד מֵ¦אָ֤ז הַ¦בֹּ֙קֶר֙ וְ¦עַד־עַ֔תָּה זֶ֛ה שִׁבְתָּ֥¦הּ הַ¦בַּ֖יִת מְעָֽט׃ </text:span><text:span text:style-name="WLC-versenumber">8 </text:span><text:span text:style-name="WLC-hebrewtext">וַ¦יֹּאמֶר֩ בֹּ֨עַז אֶל־ר֜וּת הֲ¦ל֧וֹא שָׁמַ֣עַתְּ בִּתִּ֗¦י אַל־תֵּלְכִי֙ לִ¦לְקֹט֙ בְּ¦שָׂדֶ֣ה אַחֵ֔ר וְ¦גַ֛ם לֹ֥א תַעֲבוּרִ֖י מִ¦זֶּ֑ה וְ¦כֹ֥ה תִדְבָּקִ֖י¦ן עִם־נַעֲרֹתָֽ¦י׃ </text:span><text:span text:style-name="WLC-versenumber">9 </text:span><text:span text:style-name="WLC-hebrewtext">עֵינַ֜יִ¦ךְ בַּ¦שָּׂדֶ֤ה אֲשֶׁר־יִקְצֹרוּ¦ן֙ וְ¦הָלַ֣כְתִּ<text:span text:style-name="WLC-note"><text:note text:note-class="footnote"><text:note-citation text:label="Q">Q</text:note-citation><text:note-body><text:p text:style-name="WLC-notebody">Marks a place where we agree with BHQ against BHS in reading L. </text:p></text:note-body></text:note></text:span>
<text:span text:style-name="WLC-note"><text:note text:note-class="footnote"><text:note-citation text:label="n">n</text:note-citation><text:note-body><text:p text:style-name="WLC-notebody">Marks an anomalous form. </text:p></text:note-body></text:note></text:span>
<text:span text:style-name="WLC-note"><text:note text:note-class="footnote"><text:note-citation text:label="v">v</text:note-citation><text:note-body><text:p text:style-name="WLC-notebody">We read one or more vowels in L differently from BHS. </text:p></text:note-body></text:note></text:span>
 אַחֲרֵי¦הֶ֔ן הֲ¦ל֥וֹא צִוִּ֛יתִי אֶת־הַ¦נְּעָרִ֖ים לְ¦בִלְתִּ֣י נָגְעֵ֑¦ךְ וְ¦צָמִ֗ת וְ¦הָלַכְתְּ֙ אֶל־הַ¦כֵּלִ֔ים וְ¦שָׁתִ֕ית מֵ¦אֲשֶׁ֥ר יִשְׁאֲב֖וּ¦ן הַ¦נְּעָרִֽים׃ </text:span><text:span text:style-name="WLC-versenumber">10 </text:span><text:span text:style-name="WLC-hebrewtext">וַ¦תִּפֹּל֙ עַל־פָּנֶ֔י¦הָ וַ¦תִּשְׁתַּ֖חוּ אָ֑רְצָ¦ה וַ¦תֹּ֣אמֶר אֵלָ֗י¦ו מַדּוּעַ֩ מָצָ֨אתִי חֵ֤ן בְּ¦עֵינֶ֙י¦ךָ֙ לְ¦הַכִּירֵ֔¦נִי וְ¦אָּנֹכִ֖י<text:span text:style-name="WLC-note"><text:note text:note-class="footnote"><text:note-citation text:label="Q">Q</text:note-citation><text:note-body><text:p text:style-name="WLC-notebody">Marks a place where we agree with BHQ against BHS in reading L. </text:p></text:note-body></text:note></text:span>
<text:span text:style-name="WLC-note"><text:note text:note-class="footnote"><text:note-citation text:label="n">n</text:note-citation><text:note-body><text:p text:style-name="WLC-notebody">Marks an anomalous form. </text:p></text:note-body></text:note></text:span>
<text:span text:style-name="WLC-note"><text:note text:note-class="footnote"><text:note-citation text:label="p">p</text:note-citation><text:note-body><text:p text:style-name="WLC-notebody">We read punctuation in L differently from BHS. </text:p></text:note-body></text:note></text:span>
 נָכְרִיָּֽה׃ </text:span><text:span text:style-name="WLC-versenumber">11 </text:span><text:span text:style-name="WLC-hebrewtext">וַ¦יַּ֤עַן בֹּ֙עַז֙ וַ¦יֹּ֣אמֶר לָ֔¦הּ הֻגֵּ֨ד הֻגַּ֜ד לִ֗¦י כֹּ֤ל אֲשֶׁר־עָשִׂית֙ אֶת־חֲמוֹתֵ֔¦ךְ אַחֲרֵ֖י מ֣וֹת אִישֵׁ֑¦ךְ וַ¦תַּֽעַזְבִ֞י אָּבִ֣י¦ךְ<text:span text:style-name="WLC-note"><text:note text:note-class="footnote"><text:note-citation text:label="Q">Q</text:note-citation><text:note-body><text:p text:style-name="WLC-notebody">Marks a place where we agree with BHQ against BHS in reading L. </text:p></text:note-body></text:note></text:span>
<text:span text:style-name="WLC-note"><text:note text:note-class="footnote"><text:note-citation text:label="n">n</text:note-citation><text:note-body><text:p text:style-name="WLC-notebody">Marks an anomalous form. </text:p></text:note-body></text:note></text:span>
<text:span text:style-name="WLC-note"><text:note text:note-class="footnote"><text:note-citation text:label="p">p</text:note-citation><text:note-body><text:p text:style-name="WLC-notebody">We read punctuation in L differently from BHS. </text:p></text:note-body></text:note></text:span>
 וְ¦אִמֵּ֗¦ךְ וְ¦אֶ֙רֶץ֙ מֽוֹלַדְתֵּ֔¦ךְ וַ¦תֵּ֣לְכִ֔י אֶל־עַ֕ם אֲשֶׁ֥ר לֹא־יָדַ֖עַתְּ תְּמ֥וֹל שִׁלְשֽׁוֹם׃ </text:span><text:span text:style-name="WLC-versenumber">12 </text:span><text:span text:style-name="WLC-hebrewtext">יְשַׁלֵּ֥ם יְהוָ֖ה פָּעֳלֵ֑¦ךְ וּ¦תְהִ֨י מַשְׂכֻּרְתֵּ֜¦ךְ שְׁלֵמָ֗ה מֵ¦עִ֤ם יְהוָה֙ אֱלֹהֵ֣י יִשְׂרָאֵ֔ל אֲשֶׁר־בָּ֖את לַ¦חֲס֥וֹת תַּֽחַת־כְּנָפָֽי¦ו׃ </text:span><text:span text:style-name="WLC-versenumber">13 </text:span><text:span text:style-name="WLC-hebrewtext">וַ֠¦תֹּאמֶר אֶמְצָא־חֵ֨ן בְּ¦עֵינֶ֤י¦ךָ אֲדֹנִ¦י֙ כִּ֣י נִֽחַמְתָּ֔¦נִי וְ¦כִ֥י דִבַּ֖רְתָּ עַל־לֵ֣ב שִׁפְחָתֶ֑¦ךָ וְ¦אָנֹכִי֙ לֹ֣א אֶֽהְיֶ֔ה כְּ¦אַחַ֖ת שִׁפְחֹתֶֽי¦ךָ׃ </text:span><text:span text:style-name="WLC-versenumber">14 </text:span><text:span text:style-name="WLC-hebrewtext">וַ¦יֹּאמֶר֩ לָ֨¦ה בֹ֜עַז לְ¦עֵ֣ת הָ¦אֹ֗כֶל גֹּ֤שִֽׁי הֲלֹם֙ וְ¦אָכַ֣לְתְּ מִן־הַ¦לֶּ֔חֶם וְ¦טָבַ֥לְתְּ פִּתֵּ֖¦ךְ בַּ¦חֹ֑מֶץ וַ¦תֵּ֙שֶׁב֙ מִ¦צַּ֣ד הַ¦קּֽוֹצְרִ֔ים וַ¦יִּצְבָּט־לָ֣¦הּ קָלִ֔י וַ¦תֹּ֥אכַל וַ¦תִּשְׂבַּ֖ע וַ¦תֹּתַֽר׃ </text:span><text:span text:style-name="WLC-versenumber">15 </text:span><text:span text:style-name="WLC-hebrewtext">וַ¦תָּ֖קָם לְ¦לַקֵּ֑ט וַ¦יְצַו֩ בֹּ֨עַז אֶת־נְעָרָ֜י¦ו לֵ¦אמֹ֗ר גַּ֣ם בֵּ֧ין הָֽ¦עֳמָרִ֛ים תְּלַקֵּ֖ט וְ¦לֹ֥א תַכְלִימֽוּ¦הָ׃ </text:span><text:span text:style-name="WLC-versenumber">16 </text:span><text:span text:style-name="WLC-hebrewtext">וְ¦גַ֛ם שֹׁל־תָּשֹׁ֥לּוּ לָ֖¦הּ מִן־הַ¦צְּבָתִ֑ים וַ¦עֲזַבְתֶּ֥ם וְ¦לִקְּטָ֖ה וְ¦לֹ֥א תִגְעֲרוּ־בָֽ¦הּ׃ </text:span><text:span text:style-name="WLC-versenumber">17 </text:span><text:span text:style-name="WLC-hebrewtext">וַ¦תְּלַקֵּ֥ט בַּ¦שָּׂדֶ֖ה עַד־הָ¦עָ֑רֶב וַ¦תַּחְבֹּט֙ אֵ֣ת אֲשֶׁר־לִקֵּ֔טָה וַ¦יְהִ֖י כְּ¦אֵיפָ֥ה שְׂעֹרִֽים׃ </text:span><text:span text:style-name="WLC-versenumber">18 </text:span><text:span text:style-name="WLC-hebrewtext">וַ¦תִּשָּׂא֙ וַ¦תָּב֣וֹא הָ¦עִ֔יר וַ¦תֵּ֥רֶא חֲמוֹתָ֖¦הּ אֵ֣ת אֲשֶׁר־לִקֵּ֑טָה וַ¦תּוֹצֵא֙ וַ¦תִּתֶּן־לָ֔¦הּ אֵ֥ת אֲשֶׁר־הוֹתִ֖רָה מִ¦שָּׂבְעָֽ¦הּ׃ </text:span><text:span text:style-name="WLC-versenumber">19 </text:span><text:span text:style-name="WLC-hebrewtext">וַ¦תֹּאמֶר֩ לָ֨¦הּ חֲמוֹתָ֜¦הּ אֵיפֹ֨ה לִקַּ֤טְתְּ הַ¦יּוֹם֙ וְ¦אָ֣נָה עָשִׂ֔ית יְהִ֥י מַכִּירֵ֖¦ךְ בָּר֑וּךְ וַ¦תַּגֵּ֣ד לַ¦חֲמוֹתָ֗¦הּ אֵ֤ת אֲשֶׁר־עָשְׂתָה֙ עִמּ֔¦וֹ וַ¦תֹּ֗אמֶר שֵׁ֤ם הָ¦אִישׁ֙ אֲשֶׁ֨ר עָשִׂ֧יתִי עִמּ֛¦וֹ הַ¦יּ֖וֹם בֹּֽעַז׃ </text:span><text:span text:style-name="WLC-versenumber">20 </text:span><text:span text:style-name="WLC-hebrewtext">וַ¦תֹּ֨אמֶר נָעֳמִ֜י לְ¦כַלָּתָ֗¦הּ בָּר֥וּךְ הוּא֙ לַ¦יהוָ֔ה אֲשֶׁר֙ לֹא־עָזַ֣ב חַסְדּ֔¦וֹ אֶת־הַ¦חַיִּ֖ים וְ¦אֶת־הַ¦מֵּתִ֑ים וַ¦תֹּ֧אמֶר לָ֣¦הּ נָעֳמִ֗י קָר֥וֹב לָ֙¦נוּ֙ הָ¦אִ֔ישׁ מִֽ¦גֹּאֲלֵ֖¦נוּ הֽוּא׃ </text:span><text:span text:style-name="WLC-versenumber">21 </text:span><text:span text:style-name="WLC-hebrewtext">וַ¦תֹּ֖אמֶר ר֣וּת הַ¦מּוֹאֲבִיָּ֑ה גַּ֣ם ׀ כִּי־אָמַ֣ר אֵלַ֗¦י עִם־הַ¦נְּעָרִ֤ים אֲשֶׁר־לִ¦י֙ תִּדְבָּקִ֔י¦ן עַ֣ד אִם־כִּלּ֔וּ אֵ֥ת כָּל־הַ¦קָּצִ֖יר אֲשֶׁר־לִֽ¦י׃ </text:span><text:span text:style-name="WLC-versenumber">22 </text:span><text:span text:style-name="WLC-hebrewtext">וַ¦תֹּ֥אמֶר נָעֳמִ֖י אֶל־ר֣וּת כַּלָּתָ֑¦הּ ט֣וֹב בִּתִּ֗¦י כִּ֤י תֵֽצְאִי֙ עִם־נַ֣עֲרוֹתָ֔י¦ו וְ¦לֹ֥א יִפְגְּעוּ־בָ֖¦ךְ בְּ¦שָׂדֶ֥ה אַחֵֽר׃ </text:span><text:span text:style-name="WLC-versenumber">23 </text:span><text:span text:style-name="WLC-hebrewtext">וַ¦תִּדְבַּ֞ק בְּ¦נַעֲר֥וֹת בֹּ֙עַז֙ לְ¦לַקֵּ֔ט עַד־כְּל֥וֹת קְצִֽיר־הַ¦שְּׂעֹרִ֖ים וּ¦קְצִ֣יר הַֽ¦חִטִּ֑ים וַ¦תֵּ֖שֶׁב אֶת־חֲמוֹתָֽ¦הּ׃ </text:span></text:p>
      <text:h xmlns:fo="http://www.w3.org/1999/XSL/Format" text:outline-level="1" text:style-name="WLC-chaptermarker">Ruth 3</text:h>
      <text:p xmlns:fo="http://www.w3.org/1999/XSL/Format" text:style-name="WLC-chapter"><text:span text:style-name="WLC-chapternumber">3 </text:span><text:span text:style-name="WLC-hebrewtext">וַ¦תֹּ֥אמֶר לָ֖¦הּ נָעֳמִ֣י חֲמוֹתָ֑¦הּ בִּתִּ֞¦י הֲ¦לֹ֧א אֲבַקֶּשׁ־לָ֛¦ךְ מָנ֖וֹחַ אֲשֶׁ֥ר יִֽיטַב־לָֽ¦ךְ׃ </text:span><text:span text:style-name="WLC-versenumber">2 </text:span><text:span text:style-name="WLC-hebrewtext">וְ¦עַתָּ֗ה הֲ¦לֹ֥א בֹ֙עַז֙ מֹֽדַעְתָּ֔¦נוּ אֲשֶׁ֥ר הָיִ֖ית אֶת־נַעֲרוֹתָ֑י¦ו הִנֵּה־ה֗וּא זֹרֶ֛ה אֶת־גֹּ֥רֶן הַ¦שְּׂעֹרִ֖ים הַ¦לָּֽיְלָה׃ </text:span><text:span text:style-name="WLC-versenumber">3 </text:span><text:span text:style-name="WLC-hebrewtext">וְ¦רָחַ֣צְתְּ ׀ וָ¦סַ֗כְתְּ וְ¦שַׂ֧מְתְּ <text:span text:style-name="WLC-ketiv">שמלת¦ך </text:span><text:span text:style-name="WLC-qere">שִׂמְלֹתַ֛יִ¦ךְ </text:span>עָלַ֖יִ¦ךְ <text:span text:style-name="WLC-ketiv">ו¦ירדתי </text:span><text:span text:style-name="WLC-qere">וְ¦יָרַ֣דְתְּ </text:span>הַ¦גֹּ֑רֶן אַל־תִּוָּדְעִ֣י לָ¦אִ֔ישׁ עַ֥ד כַּלֹּת֖¦וֹ לֶ¦אֱכֹ֥ל וְ¦לִ¦שְׁתּֽוֹת׃ </text:span><text:span text:style-name="WLC-versenumber">4 </text:span><text:span text:style-name="WLC-hebrewtext">וִ¦יהִ֣י בְ¦שָׁכְב֗¦וֹ וְ¦יָדַ֙עַתְּ֙ אֶת־הַ¦מָּקוֹם֙ אֲשֶׁ֣ר יִשְׁכַּב־שָׁ֔ם וּ¦בָ֛את וְ¦גִלִּ֥ית מַרְגְּלֹתָ֖י¦ו <text:span text:style-name="WLC-ketiv">ו¦שכבתי </text:span><text:span text:style-name="WLC-qere">וְ¦שָׁכָ֑בְתְּ </text:span>וְ¦הוּא֙ יַגִּ֣יד לָ֔¦ךְ אֵ֖ת אֲשֶׁ֥ר תַּעַשִֽׂי¦ן׃<text:span text:style-name="WLC-note"><text:note text:note-class="footnote"><text:note-citation text:label="V">V</text:note-citation><text:note-body><text:p text:style-name="WLC-notebody">We read one or more vowels in L differently from BHQ. </text:p></text:note-body></text:note></text:span>
<text:span text:style-name="WLC-note"><text:note text:note-class="footnote"><text:note-citation text:label="v">v</text:note-citation><text:note-body><text:p text:style-name="WLC-notebody">We read one or more vowels in L differently from BHS. </text:p></text:note-body></text:note></text:span>
 </text:span><text:span text:style-name="WLC-versenumber">5 </text:span><text:span text:style-name="WLC-hebrewtext">וַ¦תֹּ֖אמֶר אֵלֶ֑י¦הָ כֹּ֛ל אֲשֶׁר־תֹּאמְרִ֥י <text:span text:style-name="WLC-qere">אֵלַ֖¦י </text:span>אֶֽעֱשֶֽׂה׃ </text:span><text:span text:style-name="WLC-versenumber">6 </text:span><text:span text:style-name="WLC-hebrewtext">וַ¦תֵּ֖רֶד הַ¦גֹּ֑רֶן וַ¦תַּ֕עַשׂ כְּ¦כֹ֥ל אֲשֶׁר־צִוַּ֖תָּ¦ה חֲמוֹתָֽ¦הּ׃ </text:span><text:span text:style-name="WLC-versenumber">7 </text:span><text:span text:style-name="WLC-hebrewtext">וַ¦יֹּ֨אכַל בֹּ֤עַז וַ¦יֵּשְׁתְּ֙ וַ¦יִּיטַ֣ב לִבּ֔¦וֹ וַ¦יָּבֹ֕א לִ¦שְׁכַּ֖ב בִּ¦קְצֵ֣ה הָ¦עֲרֵמָ֑ה וַ¦תָּבֹ֣א בַ¦לָּ֔ט וַ¦תְּגַ֥ל מַרְגְּלֹתָ֖י¦ו וַ¦תִּשְׁכָּֽב׃ </text:span><text:span text:style-name="WLC-versenumber">8 </text:span><text:span text:style-name="WLC-hebrewtext">וַ¦יְהִי֙ בַּ¦חֲצִ֣י הַ¦לַּ֔יְלָה וַ¦יֶּחֱרַ֥ד הָ¦אִ֖ישׁ וַ¦יִּלָּפֵ֑ת וְ¦הִנֵּ֣ה אִשָּׁ֔ה שֹׁכֶ֖בֶת מַרְגְּלֹתָֽי¦ו׃ </text:span><text:span text:style-name="WLC-versenumber">9 </text:span><text:span text:style-name="WLC-hebrewtext">וַ¦יֹּ֖אמֶר מִי־אָ֑תּ<text:span text:style-name="WLC-note"><text:note text:note-class="footnote"><text:note-citation text:label="U">U</text:note-citation><text:note-body><text:p text:style-name="WLC-notebody">We agree with both BHS 1997 and BHQ on an unexpected reading. </text:p></text:note-body></text:note></text:span>
 וַ¦תֹּ֗אמֶר אָנֹכִי֙ ר֣וּת אֲמָתֶ֔¦ךָ וּ¦פָרַשְׂתָּ֤ כְנָפֶ֙¦ךָ֙ עַל־אֲמָ֣תְ¦ךָ֔ כִּ֥י גֹאֵ֖ל אָֽתָּה׃ </text:span><text:span text:style-name="WLC-versenumber">10 </text:span><text:span text:style-name="WLC-hebrewtext">וַ¦יֹּ֗אמֶר בְּרוּכָ֨ה אַ֤תְּ לַֽ¦יהוָה֙ בִּתִּ֔¦י הֵיטַ֛בְתְּ חַסְדֵּ֥¦ךְ הָ¦אַחֲר֖וֹן מִן־הָ¦רִאשׁ֑וֹן לְ¦בִלְתִּי־לֶ֗כֶת אַחֲרֵי֙ הַ¦בַּ֣חוּרִ֔ים אִם־דַּ֖ל וְ¦אִם־עָשִֽׁיר׃ </text:span><text:span text:style-name="WLC-versenumber">11 </text:span><text:span text:style-name="WLC-hebrewtext">וְ¦עַתָּ֗ה בִּתִּ¦י֙ אַל־תִּ֣ירְאִ֔י כֹּ֥ל אֲשֶׁר־תֹּאמְרִ֖י אֶֽעֱשֶׂה־לָּ֑¦ךְ כִּ֤י יוֹדֵ֙עַ֙ כָּל־שַׁ֣עַר עַמִּ֔¦י כִּ֛י אֵ֥שֶׁת חַ֖יִל אָֽתְּ׃ </text:span><text:span text:style-name="WLC-versenumber">12 </text:span><text:span text:style-name="WLC-hebrewtext">וְ¦עַתָּה֙ כִּ֣י אָמְנָ֔ם כִּ֥י <text:span text:style-name="WLC-ketiv">אם </text:span>גֹאֵ֖ל אָנֹ֑כִי וְ¦גַ֛ם יֵ֥שׁ גֹּאֵ֖ל קָר֥וֹב מִמֶּֽ¦נִּי׃ </text:span><text:span text:style-name="WLC-versenumber">13 </text:span><text:span text:style-name="WLC-hebrewtext">לִ֣ינִי ׀ הַ¦לַּ֗יְלָה וְ¦הָיָ֤ה בַ¦בֹּ֙קֶר֙ אִם־יִגְאָלֵ֥¦ךְ טוֹב֙ יִגְאָ֔ל וְ¦אִם־לֹ֨א יַחְפֹּ֧ץ לְ¦גָֽאֳלֵ֛¦ךְ וּ¦גְאַלְתִּ֥י¦ךְ אָנֹ֖כִי חַי־יְהוָ֑ה שִׁכְבִ֖י עַד־הַ¦בֹּֽקֶר׃ </text:span><text:span text:style-name="WLC-versenumber">14 </text:span><text:span text:style-name="WLC-hebrewtext">וַ¦תִּשְׁכַּ֤ב <text:span text:style-name="WLC-ketiv">מרגלת¦ו </text:span><text:span text:style-name="WLC-qere">מַרְגְּלוֹתָי¦וֹ֙<text:span text:style-name="WLC-note"><text:note text:note-class="footnote"><text:note-citation text:label="Q">Q</text:note-citation><text:note-body><text:p text:style-name="WLC-notebody">Marks a place where we agree with BHQ against BHS in reading L. </text:p></text:note-body></text:note></text:span>
<text:span text:style-name="WLC-note"><text:note text:note-class="footnote"><text:note-citation text:label="k">k</text:note-citation><text:note-body><text:p text:style-name="WLC-notebody">We read one or more consonants in L differently from BHS. </text:p></text:note-body></text:note></text:span>
<text:span text:style-name="WLC-note"><text:note text:note-class="footnote"><text:note-citation text:label="n">n</text:note-citation><text:note-body><text:p text:style-name="WLC-notebody">Marks an anomalous form. </text:p></text:note-body></text:note></text:span>
<text:span text:style-name="WLC-note"><text:note text:note-class="footnote"><text:note-citation text:label="v">v</text:note-citation><text:note-body><text:p text:style-name="WLC-notebody">We read one or more vowels in L differently from BHS. </text:p></text:note-body></text:note></text:span>
 </text:span>עַד־הַ¦בֹּ֔קֶר וַ¦תָּ֕קָם <text:span text:style-name="WLC-ketiv">ב¦טרום </text:span><text:span text:style-name="WLC-qere">בְּ¦טֶ֛רֶם </text:span>יַכִּ֥יר אִ֖ישׁ אֶת־רֵעֵ֑¦הוּ וַ¦יֹּ֙אמֶר֙ אַל־יִוָּדַ֔ע כִּי־בָ֥אָה הָ¦אִשָּׁ֖ה הַ¦גֹּֽרֶן׃ </text:span><text:span text:style-name="WLC-versenumber">15 </text:span><text:span text:style-name="WLC-hebrewtext">וַ¦יֹּ֗אמֶר הָ֠בִי הַ¦מִּטְפַּ֧חַת אֲשֶׁר־עָלַ֛יִ¦ךְ וְ¦אֶֽחֳזִי־בָ֖¦הּ וַ¦תֹּ֣אחֶז בָּ֑¦הּ וַ¦יָּ֤מָד שֵׁשׁ־שְׂעֹרִים֙ וַ¦יָּ֣שֶׁת עָלֶ֔י¦הָ וַ¦יָּבֹ֖א הָ¦עִֽיר׃ </text:span><text:span text:style-name="WLC-versenumber">16 </text:span><text:span text:style-name="WLC-hebrewtext">וַ¦תָּבוֹא֙ אֶל־חֲמוֹתָ֔¦הּ וַ¦תֹּ֖אמֶר מִי־אַ֣תְּ בִּתִּ֑¦י וַ¦תַּ֨גֶּד־לָ֔¦הּ אֵ֛ת כָּל־אֲשֶׁ֥ר עָֽשָׂה־לָ֖¦הּ הָ¦אִֽישׁ׃ </text:span><text:span text:style-name="WLC-versenumber">17 </text:span><text:span text:style-name="WLC-hebrewtext">וַ¦תֹּ֕אמֶר שֵׁשׁ־הַ¦שְּׂעֹרִ֥ים הָ¦אֵ֖לֶּה נָ֣תַן לִ֑¦י כִּ֚י אָמַ֣ר <text:span text:style-name="WLC-qere">אֵלַ֔¦י </text:span>אַל־תָּב֥וֹאִי רֵיקָ֖ם אֶל־חֲמוֹתֵֽ¦ךְ׃ </text:span><text:span text:style-name="WLC-versenumber">18 </text:span><text:span text:style-name="WLC-hebrewtext">וַ¦תֹּ֙אמֶר֙ שְׁבִ֣י בִתִּ֔¦י עַ֚ד אֲשֶׁ֣ר תֵּֽדְעִ֔י¦ן אֵ֖יךְ יִפֹּ֣ל דָּבָ֑ר כִּ֣י לֹ֤א יִשְׁקֹט֙ הָ¦אִ֔ישׁ כִּֽי־אִם־כִּלָּ֥ה הַ¦דָּבָ֖ר הַ¦יּֽוֹם׃ </text:span></text:p>
      <text:h xmlns:fo="http://www.w3.org/1999/XSL/Format" text:outline-level="1" text:style-name="WLC-chaptermarker">Ruth 4</text:h>
      <text:p xmlns:fo="http://www.w3.org/1999/XSL/Format" text:style-name="WLC-chapter"><text:span text:style-name="WLC-chapternumber">4 </text:span><text:span text:style-name="WLC-hebrewtext">וּ¦בֹ֨עַז עָלָ֣ה הַ¦שַּׁעַר֮ וַ¦יֵּ֣שֶׁב שָׁם֒ וְ¦הִנֵּ֨ה הַ¦גֹּאֵ֤ל עֹבֵר֙ אֲשֶׁ֣ר דִּבֶּר־בֹּ֔עַז וַ¦יֹּ֛אמֶר ס֥וּרָ¦ה שְׁבָ¦ה־פֹּ֖ה פְּלֹנִ֣י אַלְמֹנִ֑י וַ¦יָּ֖סַר וַ¦יֵּשֵֽׁב׃ </text:span><text:span text:style-name="WLC-versenumber">2 </text:span><text:span text:style-name="WLC-hebrewtext">וַ¦יִּקַּ֞ח עֲשָׂרָ֧ה אֲנָשִׁ֛ים מִ¦זִּקְנֵ֥י הָ¦עִ֖יר וַ¦יֹּ֣אמֶר שְׁבוּ־פֹ֑ה וַ¦יֵּשֵֽׁבוּ׃ </text:span><text:span text:style-name="WLC-versenumber">3 </text:span><text:span text:style-name="WLC-hebrewtext">וַ¦יֹּ֙אמֶר֙ לַ¦גֹּאֵ֔ל חֶלְקַת֙ הַ¦שָּׂדֶ֔ה אֲשֶׁ֥ר לְ¦אָחִ֖י¦נוּ לֶ¦אֱלִימֶ֑לֶךְ מָכְרָ֣ה נָעֳמִ֔י הַ¦שָּׁ֖בָה מִ¦שְּׂדֵ֥ה מוֹאָֽב׃ </text:span><text:span text:style-name="WLC-versenumber">4 </text:span><text:span text:style-name="WLC-hebrewtext">וַ¦אֲנִ֨י אָמַ֜רְתִּי אֶגְלֶ֧ה אָזְנְ¦ךָ֣ לֵ¦אמֹ֗ר קְ֠נֵה נֶ֥גֶד הַֽ¦יֹּשְׁבִים֮ וְ¦נֶ֣גֶד זִקְנֵ֣י עַמִּ¦י֒ אִם־תִּגְאַל֙ גְּאָ֔ל וְ¦אִם־לֹ֨א יִגְאַ֜ל הַגִּ֣ידָ¦ה לִּ֗¦י <text:span text:style-name="WLC-ketiv">ו¦אדע </text:span><text:span text:style-name="WLC-qere">וְ¦אֵֽדְעָה֙ </text:span>כִּ֣י אֵ֤ין זוּלָֽתְ¦ךָ֙ לִ¦גְא֔וֹל וְ¦אָנֹכִ֖י אַחֲרֶ֑י¦ךָ וַ¦יֹּ֖אמֶר אָנֹכִ֥י אֶגְאָֽל׃ </text:span><text:span text:style-name="WLC-versenumber">5 </text:span><text:span text:style-name="WLC-hebrewtext">וַ¦יֹּ֣אמֶר בֹּ֔עַז בְּ¦יוֹם־קְנוֹתְ¦ךָ֥ הַ¦שָּׂדֶ֖ה מִ¦יַּ֣ד נָעֳמִ֑י וּ֠¦מֵ¦אֵת ר֣וּת הַ¦מּוֹאֲבִיָּ֤ה אֵֽשֶׁת־הַ¦מֵּת֙ <text:span text:style-name="WLC-ketiv">קניתי </text:span><text:span text:style-name="WLC-qere">קָנִ֔יתָה </text:span>לְ¦הָקִ֥ים שֵׁם־הַ¦מֵּ֖ת עַל־נַחֲלָתֽ¦וֹ׃ </text:span><text:span text:style-name="WLC-versenumber">6 </text:span><text:span text:style-name="WLC-hebrewtext">וַ¦יֹּ֣אמֶר הַ¦גֹּאֵ֗ל לֹ֤א אוּכַל֙ <text:span text:style-name="WLC-ketiv">ל¦גאול־</text:span><text:span text:style-name="WLC-qere">לִ¦גְאָל־</text:span>לִ֔¦י פֶּן־אַשְׁחִ֖ית אֶת־נַחֲלָתִ֑¦י גְּאַל־לְ¦ךָ֤ אַתָּה֙ אֶת־גְּאֻלָּתִ֔¦י כִּ֥י לֹא־אוּכַ֖ל לִ¦גְאֹֽל׃ </text:span><text:span text:style-name="WLC-versenumber">7 </text:span><text:span text:style-name="WLC-hebrewtext">וְ¦זֹאת֩ לְ¦פָנִ֨ים בְּ¦יִשְׂרָאֵ֜ל עַל־הַ¦גְּאוּלָּ֤ה וְ¦עַל־הַ¦תְּמוּרָה֙ לְ¦קַיֵּ֣ם כָּל־דָּבָ֔ר שָׁלַ֥ף אִ֛ישׁ נַעֲל֖¦וֹ וְ¦נָתַ֣ן לְ¦רֵעֵ֑¦הוּ וְ¦זֹ֥את הַ¦תְּעוּדָ֖ה בְּ¦יִשְׂרָאֵֽל׃ </text:span><text:span text:style-name="WLC-versenumber">8 </text:span><text:span text:style-name="WLC-hebrewtext">וַ¦יֹּ֧אמֶר הַ¦גֹּאֵ֛ל לְ¦בֹ֖עַז קְנֵה־לָ֑¦ךְ וַ¦יִּשְׁלֹ֖ף נַעֲלֽ¦וֹ׃ </text:span><text:span text:style-name="WLC-versenumber">9 </text:span><text:span text:style-name="WLC-hebrewtext">וַ¦יֹּאמֶר֩ בֹּ֨עַז לַ¦זְּקֵנִ֜ים וְ¦כָל־הָ¦עָ֗ם עֵדִ֤ים אַתֶּם֙ הַ¦יּ֔וֹם כִּ֤י קָנִ֙יתִי֙ אֶת־כָּל־אֲשֶׁ֣ר לֶֽ¦אֱלִימֶ֔לֶךְ וְ¦אֵ֛ת כָּל־אֲשֶׁ֥ר לְ¦כִלְי֖וֹן וּ¦מַחְל֑וֹן מִ¦יַּ֖ד נָעֳמִֽי׃ </text:span><text:span text:style-name="WLC-versenumber">10 </text:span><text:span text:style-name="WLC-hebrewtext">וְ¦גַ֣ם אֶת־ר֣וּת הַ¦מֹּאֲבִיָּה֩ אֵ֨שֶׁת מַחְל֜וֹן קָנִ֧יתִי לִ֣¦י לְ¦אִשָּׁ֗ה לְ¦הָקִ֤ים שֵׁם־הַ¦מֵּת֙ עַל־נַ֣חֲלָת֔¦וֹ וְ¦לֹא־יִכָּרֵ֧ת שֵׁם־הַ¦מֵּ֛ת מֵ¦עִ֥ם אֶחָ֖י¦ו וּ¦מִ¦שַּׁ֣עַר מְקוֹמ֑¦וֹ עֵדִ֥ים אַתֶּ֖ם הַ¦יּֽוֹם׃ </text:span><text:span text:style-name="WLC-versenumber">11 </text:span><text:span text:style-name="WLC-hebrewtext">וַ¦יֹּ֨אמְר֜וּ כָּל־הָ¦עָ֧ם אֲשֶׁר־בַּ¦שַּׁ֛עַר וְ¦הַ¦זְּקֵנִ֖ים עֵדִ֑ים יִתֵּן֩ יְהוָ֨ה אֶֽת־הָ¦אִשָּׁ֜ה הַ¦בָּאָ֣ה אֶל־בֵּיתֶ֗¦ךָ כְּ¦רָחֵ֤ל ׀ וּ¦כְ¦לֵאָה֙ אֲשֶׁ֨ר בָּנ֤וּ שְׁתֵּי¦הֶם֙ אֶת־בֵּ֣ית יִשְׂרָאֵ֔ל וַ¦עֲשֵׂה־חַ֣יִל בְּ¦אֶפְרָ֔תָה וּ¦קְרָא־שֵׁ֖ם בְּ¦בֵ֥ית לָֽחֶם׃ </text:span><text:span text:style-name="WLC-versenumber">12 </text:span><text:span text:style-name="WLC-hebrewtext">וִ¦יהִ֤י בֵֽיתְ¦ךָ֙ כְּ¦בֵ֣ית פֶּ֔רֶץ אֲשֶׁר־יָלְדָ֥ה תָמָ֖ר לִֽ¦יהוּדָ֑ה מִן־הַ¦זֶּ֗רַע אֲשֶׁ֨ר יִתֵּ֤ן יְהוָה֙ לְ¦ךָ֔ מִן־הַֽ¦נַּעֲרָ֖ה הַ¦זֹּֽאת׃ </text:span><text:span text:style-name="WLC-versenumber">13 </text:span><text:span text:style-name="WLC-hebrewtext">וַ¦יִּקַּ֨ח בֹּ֤עַז אֶת־רוּת֙ וַ¦תְּהִי־ל֣¦וֹ לְ¦אִשָּׁ֔ה וַ¦יָּבֹ֖א אֵלֶ֑י¦הָ וַ¦יִּתֵּ֨ן יְהוָ֥ה לָ֛¦הּ הֵרָי֖וֹן וַ¦תֵּ֥לֶד בֵּֽן׃ </text:span><text:span text:style-name="WLC-versenumber">14 </text:span><text:span text:style-name="WLC-hebrewtext">וַ¦תֹּאמַ֤רְנָה הַ¦נָּשִׁים֙ אֶֽל־נָעֳמִ֔י בָּר֣וּךְ יְהוָ֔ה אֲ֠שֶׁר לֹ֣א הִשְׁבִּ֥ית לָ֛¦ךְ גֹּאֵ֖ל הַ¦יּ֑וֹם וְ¦יִקָּרֵ֥א שְׁמ֖¦וֹ בְּ¦יִשְׂרָאֵֽל׃ </text:span><text:span text:style-name="WLC-versenumber">15 </text:span><text:span text:style-name="WLC-hebrewtext">וְ¦הָ֤יָה לָ¦ךְ֙ לְ¦מֵשִׁ֣יב נֶ֔פֶשׁ וּ¦לְ¦כַלְכֵּ֖ל אֶת־שֵׂיבָתֵ֑¦ךְ כִּ֣י כַלָּתֵ֤¦ךְ אֲ‍ֽשֶׁר־אֲהֵבַ֙תֶ¦ךְ֙ יְלָדַ֔תּ¦וּ אֲשֶׁר־הִיא֙ ט֣וֹבָה לָ֔¦ךְ מִ¦שִּׁבְעָ֖ה בָּנִֽים׃ </text:span><text:span text:style-name="WLC-versenumber">16 </text:span><text:span text:style-name="WLC-hebrewtext">וַ¦תִּקַּ֨ח נָעֳמִ֤י אֶת־הַ¦יֶּ֙לֶד֙ וַ¦תְּשִׁתֵ֣¦הוּ בְ¦חֵיקָ֔¦הּ וַ¦תְּהִי־ל֖¦וֹ לְ¦אֹמֶֽנֶת׃ </text:span><text:span text:style-name="WLC-versenumber">17 </text:span><text:span text:style-name="WLC-hebrewtext">וַ¦תִּקְרֶאנָה֩ ל֨¦וֹ הַ¦שְּׁכֵנ֥וֹת שֵׁם֙ לֵ¦אמֹ֔ר יֻלַּד־בֵּ֖ן לְ¦נָעֳמִ֑י וַ¦תִּקְרֶ֤אנָֽה שְׁמ¦וֹ֙ עוֹבֵ֔ד ה֥וּא אֲבִי־יִשַׁ֖י אֲבִ֥י דָוִֽד׃ <text:span text:style-name="WLC-small">פ</text:span><text:span/><text:line-break/></text:span><text:span text:style-name="WLC-versenumber">18 </text:span><text:span text:style-name="WLC-hebrewtext">וְ¦אֵ֙לֶּה֙ תּוֹלְד֣וֹת פָּ֔רֶץ פֶּ֖רֶץ הוֹלִ֥יד אֶת־חֶצְרֽוֹן׃ </text:span><text:span text:style-name="WLC-versenumber">19 </text:span><text:span text:style-name="WLC-hebrewtext">וְ¦חֶצְרוֹן֙ הוֹלִ֣יד אֶת־רָ֔ם וְ¦רָ֖ם הוֹלִ֥יד אֶת־עַמִּֽינָדָֽב׃ </text:span><text:span text:style-name="WLC-versenumber">20 </text:span><text:span text:style-name="WLC-hebrewtext">וְ¦עַמִּֽינָדָב֙ הוֹלִ֣יד אֶת־נַחְשׁ֔וֹן וְ¦נַחְשׁ֖וֹן הוֹלִ֥יד אֶת־שַׂלְמָֽה׃ </text:span><text:span text:style-name="WLC-versenumber">21 </text:span><text:span text:style-name="WLC-hebrewtext">וְ¦שַׂלְמוֹן֙ הוֹלִ֣יד אֶת־בֹּ֔עַז וּ¦בֹ֖עַז הוֹלִ֥יד אֶת־עוֹבֵֽד׃ </text:span><text:span text:style-name="WLC-versenumber">22 </text:span><text:span text:style-name="WLC-hebrewtext">וְ¦עֹבֵד֙ הוֹלִ֣יד אֶת־יִשָׁ֔י וְ¦יִשַׁ֖י הוֹלִ֥יד אֶת־דָּוִֽד׃ </text:span></text:p>
      <text:p xmlns:fo="http://www.w3.org/1999/XSL/Format" text:style-name="WLC-endoftext">End of 
    Ruth</text:p>
      <text:p xmlns:fo="http://www.w3.org/1999/XSL/Format" text:style-name="P13"/>
      <text:p xmlns:fo="http://www.w3.org/1999/XSL/Format" text:style-name="P16"/>
      <text:p xmlns:fo="http://www.w3.org/1999/XSL/Format" text:style-name="P14">Unicode/XML Leningrad Codex</text:p>
      <text:p xmlns:fo="http://www.w3.org/1999/XSL/Format" text:style-name="P15">Version: UXLC 1.0</text:p>
      <text:p xmlns:fo="http://www.w3.org/1999/XSL/Format" text:style-name="P17">Ruth</text:p>
      <text:p xmlns:fo="http://www.w3.org/1999/XSL/Format" text:style-name="WLC-descriptor">Attributed to:</text:p>
      <text:p xmlns:fo="http://www.w3.org/1999/XSL/Format" text:style-name="WLC-name">Shemu'el ben Ya'akov</text:p>
      <text:p xmlns:fo="http://www.w3.org/1999/XSL/Format" text:style-name="WLC-name">Aharon ben-Mosheh ben-Asher</text:p>
      <text:p xmlns:fo="http://www.w3.org/1999/XSL/Format" text:style-name="P13"><text:span text:style-name="T10">ca  </text:span><text:span text:style-name="T10">1008</text:span></text:p>
      <text:p xmlns:fo="http://www.w3.org/1999/XSL/Format" text:style-name="P17"/>
      <text:p xmlns:fo="http://www.w3.org/1999/XSL/Format" text:style-name="WLC-morphology"><text:span text:style-name="T10">
			      Morphological divisions are shown by the character ' ¦ '.
			    </text:span></text:p>
      <text:p xmlns:fo="http://www.w3.org/1999/XSL/Format" text:style-name="WLC-descriptor">Publisher:</text:p>
      <text:p xmlns:fo="http://www.w3.org/1999/XSL/Format" text:style-name="WLC-name"><text:span text:style-name="T10">Christopher V. Kimball</text:span></text:p>
      <text:p xmlns:fo="http://www.w3.org/1999/XSL/Format" text:style-name="WLC-mail">mail@cvkimball.com</text:p>
      <text:p xmlns:fo="http://www.w3.org/1999/XSL/Format" text:style-name="WLC-descriptor">Edition:</text:p>
      <text:p xmlns:fo="http://www.w3.org/1999/XSL/Format" text:style-name="P13">Unicode/XML Leningrad Codex
        </text:p>
      <text:p xmlns:fo="http://www.w3.org/1999/XSL/Format" text:style-name="WLC-mail">https://www.tanach.us/Tanach.xml</text:p>
      <text:p xmlns:fo="http://www.w3.org/1999/XSL/Format" text:style-name="WLC-textnotes">From the Westminster Leningrad Codex [WLC 4.20], provided by the Groves Center.Updated by Changes.xml file dated 2020.02.19 by Updater(11 Mar 2020) on 09 Jun 2020 @ 15:19.
			    Converted to ODT 
			    by XML2ODT.xml dated 20 Jan 2012 on 
			    2020.07.07-20.18. Build number: 26.0 .
			    <text:page-count/> pages.
                Layout: Full;  
                Content:  Morphology.
            </text:p>
      <text:p xmlns:fo="http://www.w3.org/1999/XSL/Format" text:style-name="WLC-publicdomain">This document is in the public domain.</text:p>
    </office:text>
  </office:body>
</office:document-content>
</file>

<file path=styles.xml><?xml version="1.0" encoding="utf-8"?>
<office:document-styles xmlns:office="urn:oasis:names:tc:opendocument:xmlns:office:1.0" xmlns:grddl="http://www.w3.org/2003/g/data-view#" xmlns:xhtml="http://www.w3.org/1999/xhtml" xmlns:of="urn:oasis:names:tc:opendocument:xmlns:of:1.2" xmlns:rpt="http://openoffice.org/2005/report" xmlns:dom="http://www.w3.org/2001/xml-events" xmlns:oooc="http://openoffice.org/2004/calc" xmlns:ooow="http://openoffice.org/2004/writer" xmlns:ooo="http://openoffice.org/2004/office" xmlns:script="urn:oasis:names:tc:opendocument:xmlns:script:1.0" xmlns:form="urn:oasis:names:tc:opendocument:xmlns:form:1.0" xmlns:math="http://www.w3.org/1998/Math/MathML" xmlns:dr3d="urn:oasis:names:tc:opendocument:xmlns:dr3d:1.0" xmlns:chart="urn:oasis:names:tc:opendocument:xmlns:chart:1.0" xmlns:svg="urn:oasis:names:tc:opendocument:xmlns:svg-compatible:1.0" xmlns:number="urn:oasis:names:tc:opendocument:xmlns:datastyle:1.0" xmlns:meta="urn:oasis:names:tc:opendocument:xmlns:meta:1.0" xmlns:dc="http://purl.org/dc/elements/1.1/" xmlns:xlink="http://www.w3.org/1999/xlink" xmlns:fo="urn:oasis:names:tc:opendocument:xmlns:xsl-fo-compatible:1.0" xmlns:draw="urn:oasis:names:tc:opendocument:xmlns:drawing:1.0" xmlns:table="urn:oasis:names:tc:opendocument:xmlns:table:1.0" xmlns:text="urn:oasis:names:tc:opendocument:xmlns:text:1.0" xmlns:style="urn:oasis:names:tc:opendocument:xmlns:style:1.0" grddl:transformation="http://docs.oasis-open.org/office/1.2/xslt/odf2rdf.xsl" office:version="1.2">
  <office:font-face-decls>
    <style:font-face style:font-pitch="variable" style:font-adornments="Regular" svg:font-family="'SBL Hebrew'" style:name="SBL Hebrew"/>
    <style:font-face style:font-pitch="variable" style:font-family-generic="roman" style:name="Times New Roman"/>
    <style:font-face style:font-family-generic="roman" style:font-adornments="Bold" svg:font-family="'Times New Roman'" style:name="Times New Roman1"/>
    <style:font-face svg:font-family="Tahoma" style:name="Tahoma1"/>
    <style:font-face svg:font-family="Times" style:name="Times"/>
    <style:font-face style:font-pitch="variable" style:font-adornments="Regular" svg:font-family="'SBL Hebrew'" style:name="SBL Hebrew"/>
    <style:font-face style:font-pitch="variable" style:font-family-generic="swiss" svg:font-family="Arial" style:name="Arial"/>
    <style:font-face style:font-pitch="variable" style:font-family-generic="system" svg:font-family="SimSun" style:name="SimSun"/>
    <style:font-face style:font-pitch="variable" style:font-family-generic="system" svg:font-family="Tahoma" style:name="Tahoma"/>
  </office:font-face-decls>
  <office:styles>
    <style:style style:class="extra" style:parent-style-name="Standard" style:family="paragraph" style:name="Footnote">
      <style:paragraph-properties text:line-number="0" text:number-lines="false" style:auto-text-indent="false" fo:text-indent="-0.1965in" fo:margin-right="0in" fo:margin-left="0.1965in"/>
      <style:text-properties fo:font-size="10pt" fo:font-family="Times New Roman"/>
    </style:style>
    <style:default-style style:family="graphic">
      <style:graphic-properties style:flow-with-text="false" draw:end-line-spacing-vertical="0.1114in" draw:end-line-spacing-horizontal="0.1114in" draw:start-line-spacing-vertical="0.1114in" draw:start-line-spacing-horizontal="0.1114in" draw:shadow-offset-y="0.1181in" draw:shadow-offset-x="0.1181in"/>
      <style:paragraph-properties style:font-independent-line-spacing="false" style:writing-mode="lr-tb" style:line-break="strict" style:text-autospace="ideograph-alpha">
        <style:tab-stops/>
      </style:paragraph-properties>
      <style:text-properties style:country-complex="IL" style:language-complex="he" style:font-size-complex="12pt" style:country-asian="CN" style:language-asian="zh" style:font-size-asian="12pt" style:letter-kerning="true" fo:country="US" fo:language="en" fo:font-size="12pt" style:use-window-font-color="true"/>
    </style:default-style>
    <style:default-style style:family="paragraph">
      <style:paragraph-properties style:writing-mode="page" style:tab-stop-distance="0.4925in" style:line-break="strict" style:punctuation-wrap="hanging" style:text-autospace="ideograph-alpha" fo:hyphenation-ladder-count="no-limit"/>
      <style:text-properties fo:hyphenation-push-char-count="2" fo:hyphenation-remain-char-count="2" fo:hyphenate="false" style:country-complex="IL" style:language-complex="he" style:font-size-complex="12pt" style:font-name-complex="Tahoma" style:country-asian="CN" style:language-asian="zh" style:font-size-asian="12pt" style:font-name-asian="SimSun" style:letter-kerning="true" fo:country="US" fo:language="en" fo:font-size="12pt" style:font-name="Times New Roman" style:use-window-font-color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next-style-name="Text_20_body" style:parent-style-name="Standard" style:family="paragraph" style:name="Heading">
      <style:paragraph-properties fo:keep-with-next="always" fo:margin-bottom="0.0835in" fo:margin-top="0.1665in"/>
      <style:text-properties style:font-size-complex="14pt" style:font-name-complex="Tahoma" style:font-size-asian="14pt" style:font-name-asian="SimSun" fo:font-size="14pt" style:font-name="Arial"/>
    </style:style>
    <style:style style:class="text" style:parent-style-name="Standard" style:family="paragraph" style:display-name="Text body" style:name="Text_20_body">
      <style:paragraph-properties fo:margin-bottom="0.0835in" fo:margin-top="0in"/>
    </style:style>
    <style:style style:class="list" style:parent-style-name="Text_20_body" style:family="paragraph" style:name="List">
      <style:text-properties style:font-name-complex="Tahoma1"/>
    </style:style>
    <style:style style:class="extra" style:parent-style-name="Standard" style:family="paragraph" style:name="Caption">
      <style:paragraph-properties text:line-number="0" text:number-lines="false" fo:margin-bottom="0.0835in" fo:margin-top="0.0835in"/>
      <style:text-properties style:font-style-complex="italic" style:font-size-complex="12pt" style:font-name-complex="Tahoma1" style:font-style-asian="italic" style:font-size-asian="12pt" fo:font-style="italic" fo:font-size="12pt"/>
    </style:style>
    <style:style style:class="index" style:parent-style-name="Standard" style:family="paragraph" style:name="Index">
      <style:paragraph-properties text:line-number="0" text:number-lines="false"/>
      <style:text-properties style:font-name-complex="Tahoma1"/>
    </style:style>
    <style:style style:class="extra" style:parent-style-name="Standard" style:family="paragraph" style:name="Header">
      <style:paragraph-properties text:line-number="0" text:number-lines="false">
        <style:tab-stops>
          <style:tab-stop style:type="center" style:position="3.4626in"/>
          <style:tab-stop style:type="right" style:position="6.9252in"/>
        </style:tab-stops>
      </style:paragraph-properties>
    </style:style>
    <style:style style:class="extra" style:parent-style-name="Standard" style:family="paragraph" style:name="Footer">
      <style:paragraph-properties text:line-number="0" text:number-lines="false">
        <style:tab-stops>
          <style:tab-stop style:type="center" style:position="3.4626in"/>
          <style:tab-stop style:type="right" style:position="6.9252in"/>
        </style:tab-stops>
      </style:paragraph-properties>
    </style:style>
    <style:style style:class="extra" style:parent-style-name="Standard" style:family="paragraph" style:name="Footnote">
      <style:paragraph-properties text:line-number="0" text:number-lines="false" style:auto-text-indent="false" fo:text-indent="-0.1965in" fo:margin-right="0in" fo:margin-left="0.1965in"/>
      <style:text-properties style:font-size-complex="10pt" style:font-size-asian="10pt" fo:font-size="10pt"/>
    </style:style>
    <style:style style:class="extra" style:parent-style-name="Standard" style:family="paragraph" style:display-name="Table Contents" style:name="Table_20_Contents">
      <style:paragraph-properties text:line-number="0" text:number-lines="false"/>
    </style:style>
    <style:style style:class="extra" style:parent-style-name="Table_20_Contents" style:family="paragraph" style:display-name="Table Heading" style:name="Table_20_Heading">
      <style:paragraph-properties text:line-number="0" text:number-lines="false" style:justify-single-word="false" fo:text-align="center"/>
      <style:text-properties style:font-weight-complex="bold" style:font-weight-asian="bold" fo:font-weight="bold"/>
    </style:style>
    <style:style style:class="text" style:parent-style-name="Standard" style:family="paragraph" style:name="WLC-descriptor">
      <style:paragraph-properties style:writing-mode="lr-tb" style:justify-single-word="false" fo:text-align="start" fo:line-height="85%" fo:margin-bottom="0.1in" fo:margin-top="0.2in"/>
      <style:text-properties style:font-weight-complex="normal" style:font-size-complex="16pt" style:font-name-complex="SBL Hebrew" style:font-weight-asian="normal" fo:font-weight="normal"/>
    </style:style>
    <style:style style:parent-style-name="descriptor" style:family="paragraph" style:name="WLC-name">
      <style:paragraph-properties style:justify-single-word="false" fo:text-align="center" fo:margin-bottom="0.0201in" fo:margin-top="0in"/>
      <style:text-properties fo:font-weight="bold"/>
    </style:style>
    <style:style style:parent-style-name="Standard" style:family="paragraph" style:name="WLC-mail">
      <style:paragraph-properties style:writing-mode="lr-tb" style:auto-text-indent="false" fo:text-indent="0in" style:justify-single-word="false" fo:text-align="center" fo:line-height="85%" fo:margin-bottom="0.1598in" fo:margin-top="0in" fo:margin-right="0in" fo:margin-left="0.0201in"/>
      <style:text-properties style:font-weight-complex="bold" style:font-size-complex="16pt" style:font-name-complex="SBL Hebrew" style:font-weight-asian="bold" fo:font-weight="bold" style:text-underline-style="none"/>
    </style:style>
    <style:style style:class="text" style:parent-style-name="descriptor" style:family="paragraph" style:name="WLC-textnotes">
      <style:paragraph-properties style:writing-mode="lr-tb" style:shadow="none" fo:border="0.0071in solid #000000" fo:padding="0.2in" style:auto-text-indent="false" fo:text-indent="0in" style:justify-single-word="false" fo:text-align="start" fo:line-height="85%" fo:margin-bottom="0.1in" fo:margin-top="0.5in" fo:margin-right="0.5in" fo:margin-left="0.5in"/>
      <style:text-properties style:font-weight-complex="normal" style:font-size-complex="10pt" style:font-name-complex="SBL Hebrew" style:font-weight-asian="normal" style:font-size-asian="10pt" fo:font-weight="normal" fo:font-size="10pt"/>
    </style:style>
    <style:style style:class="text" style:parent-style-name="Standard" style:family="paragraph" style:name="WLC-bookname">
      <style:paragraph-properties style:writing-mode="lr-tb" style:auto-text-indent="false" fo:text-indent="0in" style:justify-single-word="false" fo:text-align="center" fo:line-height="85%" fo:margin-bottom="0.1in" fo:margin-top="0.4in" fo:margin-right="0in" fo:margin-left="0in"/>
      <style:text-properties style:font-weight-complex="bold" style:font-size-complex="24pt" style:font-name-complex="SBL Hebrew" style:font-weight-asian="bold" style:font-size-asian="24pt" fo:font-weight="bold" fo:font-size="24pt"/>
    </style:style>
    <style:style style:class="text" style:parent-style-name="Standard" style:family="paragraph" style:name="WLC-publicdomain">
      <style:paragraph-properties style:writing-mode="lr-tb" style:shadow="none" fo:border="0.0362in double #000000" fo:padding="0.2in" style:border-line-width="0.0008in 0.0346in 0.0008in" style:auto-text-indent="false" fo:text-indent="0in" style:justify-single-word="false" fo:text-align="center" fo:margin-bottom="0.1799in" fo:margin-top="0.3in" fo:margin-right="0.5in" fo:margin-left="0.5201in"/>
      <style:text-properties fo:font-weight="bold" fo:font-size="16pt"/>
    </style:style>
    <style:style style:class="text" style:parent-style-name="Standard" style:family="paragraph" style:name="WLC-wlc">
      <style:paragraph-properties style:writing-mode="lr-tb" style:justify-single-word="false" fo:text-align="center" fo:line-height="85%" fo:margin-bottom="0.1in" fo:margin-top="0in"/>
      <style:text-properties style:font-weight-complex="bold" style:font-size-complex="16pt" style:font-name-complex="SBL Hebrew" style:font-weight-asian="bold" style:font-size-asian="16pt" fo:font-weight="bold" fo:font-size="16pt"/>
    </style:style>
    <style:style style:class="text" style:parent-style-name="Standard" style:family="paragraph" style:name="WLC-version">
      <style:paragraph-properties style:writing-mode="lr-tb" style:justify-single-word="false" fo:text-align="center" fo:line-height="85%" fo:margin-bottom="0.1in" fo:margin-top="0in"/>
      <style:text-properties style:font-weight-complex="bold" style:font-size-complex="14pt" style:font-name-complex="SBL Hebrew" style:font-weight-asian="bold" style:font-size-asian="14pt" fo:font-weight="bold" fo:font-size="14pt"/>
    </style:style>
    <style:style style:family="text" style:display-name="Footnote Symbol" style:name="Footnote_20_Symbol"/>
    <style:style style:family="text" style:display-name="Footnote anchor" style:name="Footnote_20_anchor">
      <style:text-properties style:text-position="super 58%"/>
    </style:style>
    <style:style style:family="text" style:display-name="Internet link" style:name="Internet_20_link">
      <style:text-properties style:country-complex="none" style:language-complex="zxx" style:country-asian="none" style:language-asian="zxx" style:text-underline-color="font-color" style:text-underline-width="auto" style:text-underline-style="solid" fo:country="none" fo:language="zxx" fo:color="#000080"/>
    </style:style>
    <style:style style:family="text" style:name="WLC-descriptor">
      <style:text-properties style:font-weight-complex="normal" style:font-size-complex="16pt" style:font-name-complex="SBL Hebrew" style:font-weight-asian="normal" fo:font-weight="normal"/>
    </style:style>
    <style:style style:family="text" style:name="WLC-pagenumber">
      <style:text-properties style:font-weight-complex="bold" style:font-size-complex="20pt" style:font-weight-asian="bold" style:font-size-asian="20pt" fo:font-weight="bold" fo:font-size="20pt"/>
    </style:style>
    <style:style style:family="graphic" style:name="Graphics">
      <style:graphic-properties style:horizontal-rel="paragraph" style:horizontal-pos="center" style:vertical-rel="paragraph" style:vertical-pos="top" style:wrap="none" svg:y="0in" svg:x="0in" text:anchor-type="paragraph"/>
    </style:style>
    <style:style style:parent-style-name="descriptor" style:family="paragraph" style:name="WLC-morphology">
      <style:paragraph-properties style:justify-single-word="false" fo:text-align="center" fo:margin-bottom=".25in" fo:margin-top=".25in"/>
      <style:text-properties fo:font-weight="bold"/>
    </style:style>
    <text:outline-style style:name="Outline">
      <text:outline-level-style style:num-format="" text:level="1">
        <style:list-level-properties text:list-level-position-and-space-mode="label-alignment">
          <style:list-level-label-alignment fo:margin-left="0.3in" fo:text-indent="-0.3in" text:list-tab-stop-position="0.3in" text:label-followed-by="listtab"/>
        </style:list-level-properties>
      </text:outline-level-style>
      <text:outline-level-style style:num-format="" text:level="2">
        <style:list-level-properties text:list-level-position-and-space-mode="label-alignment">
          <style:list-level-label-alignment fo:margin-left="0.4in" fo:text-indent="-0.4in" text:list-tab-stop-position="0.4in" text:label-followed-by="listtab"/>
        </style:list-level-properties>
      </text:outline-level-style>
      <text:outline-level-style style:num-format="" text:level="3">
        <style:list-level-properties text:list-level-position-and-space-mode="label-alignment">
          <style:list-level-label-alignment fo:margin-left="0.5in" fo:text-indent="-0.5in" text:list-tab-stop-position="0.5in" text:label-followed-by="listtab"/>
        </style:list-level-properties>
      </text:outline-level-style>
      <text:outline-level-style style:num-format="" text:level="4">
        <style:list-level-properties text:list-level-position-and-space-mode="label-alignment">
          <style:list-level-label-alignment fo:margin-left="0.6in" fo:text-indent="-0.6in" text:list-tab-stop-position="0.6in" text:label-followed-by="listtab"/>
        </style:list-level-properties>
      </text:outline-level-style>
      <text:outline-level-style style:num-format="" text:level="5">
        <style:list-level-properties text:list-level-position-and-space-mode="label-alignment">
          <style:list-level-label-alignment fo:margin-left="0.7in" fo:text-indent="-0.7in" text:list-tab-stop-position="0.7in" text:label-followed-by="listtab"/>
        </style:list-level-properties>
      </text:outline-level-style>
      <text:outline-level-style style:num-format="" text:level="6">
        <style:list-level-properties text:list-level-position-and-space-mode="label-alignment">
          <style:list-level-label-alignment fo:margin-left="0.8in" fo:text-indent="-0.8in" text:list-tab-stop-position="0.8in" text:label-followed-by="listtab"/>
        </style:list-level-properties>
      </text:outline-level-style>
      <text:outline-level-style style:num-format="" text:level="7">
        <style:list-level-properties text:list-level-position-and-space-mode="label-alignment">
          <style:list-level-label-alignment fo:margin-left="0.9in" fo:text-indent="-0.9in" text:list-tab-stop-position="0.9in" text:label-followed-by="listtab"/>
        </style:list-level-properties>
      </text:outline-level-style>
      <text:outline-level-style style:num-format="" text:level="8">
        <style:list-level-properties text:list-level-position-and-space-mode="label-alignment">
          <style:list-level-label-alignment fo:margin-left="1in" fo:text-indent="-1in" text:list-tab-stop-position="1in" text:label-followed-by="listtab"/>
        </style:list-level-properties>
      </text:outline-level-style>
      <text:outline-level-style style:num-format="" text:level="9">
        <style:list-level-properties text:list-level-position-and-space-mode="label-alignment">
          <style:list-level-label-alignment fo:margin-left="1.1in" fo:text-indent="-1.1in" text:list-tab-stop-position="1.1in" text:label-followed-by="listtab"/>
        </style:list-level-properties>
      </text:outline-level-style>
      <text:outline-level-style style:num-format="" text:level="10">
        <style:list-level-properties text:list-level-position-and-space-mode="label-alignment">
          <style:list-level-label-alignment fo:margin-left="1.2in" fo:text-indent="-1.2in" text:list-tab-stop-position="1.2in" text:label-followed-by="listtab"/>
        </style:list-level-properties>
      </text:outline-level-style>
    </text:outline-style>
    <text:notes-configuration text:start-numbering-at="document" text:footnotes-position="page" text:start-value="0" style:num-format="1" text:citation-body-style-name="Footnote_20_anchor" text:citation-style-name="Footnote_20_Symbol" text:note-class="footnote"/>
    <text:notes-configuration text:start-value="0" style:num-format="i" text:note-class="endnote"/>
    <text:linenumbering-configuration text:increment="5" text:number-position="left" style:num-format="1" text:offset="0.1965in" text:number-lines="false"/>
    <style:style style:class="text" style:parent-style-name="Standard" style:family="paragraph" style:display-name="WLC-englishbookheader" style:name="WLC-englishbookheader">
      <style:paragraph-properties style:writing-mode="lr-tb" fo:text-align="center" fo:margin-bottom="0.1in" fo:margin-top="0in"/>
      <style:text-properties fo:font-family="'Times'" fo:font-size="24pt"/>
    </style:style>
    <style:style style:class="text" style:parent-style-name="Standard" style:family="paragraph" style:name="WLC-hebrewbookheader">
      <style:paragraph-properties style:justify-single-word="false" fo:text-align="center" fo:margin-bottom="0.25in" fo:margin-top="0in"/>
      <style:text-properties style:font-size-complex="24pt" style:font-name-complex="SBL Hebrew"/>
    </style:style>
    <style:style style:class="text" style:parent-style-name="Standard" style:family="paragraph" style:name="WLC-chapter">
      <style:paragraph-properties style:justify-single-word="false" fo:line-height="80%" fo:text-align="justify" fo:margin-right="0in" fo:margin-left="0in" fo:margin-bottom="0.1in" fo:margin-top="0in"/>
      <style:text-properties style:font-size-complex="16pt" style:font-name-complex="SBL Hebrew"/>
    </style:style>
    <style:style style:list-style-name="" style:parent-style-name="Standard" style:family="paragraph" style:name="WLC-chaptermarker">
      <style:text-properties style:font-size-complex="24pt" style:font-name-complex="Times" text:display="none"/>
    </style:style>
    <style:style style:parent-style-name="Standard" style:family="paragraph" style:name="WLC-conversiondate">
      <style:paragraph-properties fo:margin-bottom="0.0in" fo:text-align="center" fo:margin-top="0.2in"/>
      <style:text-properties style:font-size-complex="16pt" style:font-name-complex="Times"/>
    </style:style>
    <style:style style:family="text" style:name="WLC-chapternumber">
      <style:text-properties style:font-weight-complex="bold" style:font-size-complex="24pt" style:font-name-complex="'Times'" fo:font-size="140%"/>
    </style:style>
    <style:style style:family="text" style:name="WLC-versenumber">
      <style:text-properties style:font-weight-complex="bold" style:font-name-complex="'Times'" fo:font-size="16pt" style:font-size-complex="16pt" style:text-position="40% 60%" fo:color="#0000ff"/>
    </style:style>
    <style:style style:family="text" style:name="WLC-ketiv">
      <style:text-properties style:text-position="25% 70%" fo:color="#ff0000"/>
    </style:style>
    <style:style style:family="text" style:name="WLC-qere">
      <style:text-properties fo:color="#0000ff"/>
    </style:style>
    <style:style style:family="text" style:name="WLC-note">
      <style:text-properties style:font-weight-complex="bold" style:font-name="'Times'" fo:font-size="16pt" style:text-position="20% 60%" fo:color="#ff0000"/>
    </style:style>
    <style:style style:parent-style-name="Standard" style:family="paragraph" style:name="WLC-endoftext">
      <style:paragraph-properties style:writing-mode="lr-tb" style:shadow="none" fo:border-bottom="none" fo:border-top="0.0362in double #000000" fo:border-right="none" fo:border-left="none" fo:padding="0.1in" style:border-line-width-top="0.0008in 0.0346in 0.0008in" style:auto-text-indent="false" fo:text-indent="0in" style:justify-single-word="false" fo:text-align="center" fo:line-height="100%" fo:margin-bottom="0in" fo:margin-top="0.1in" fo:margin-right="0.2402in" fo:margin-left="0.2402in"/>
      <style:text-properties style:font-size-complex="30pt" style:font-name="'Times'" style:font-weight-complex="bold" fo:font-weight="bold"/>
    </style:style>
    <style:style style:master-page-name="" style:parent-style-name="Footnote" style:family="paragraph" style:name="WLC-notebody">
      <style:paragraph-properties fo:margin-bottom="0.02in" fo:margin-top="0.04in" style:writing-mode="lr-tb" style:page-number="auto"/>
    </style:style>
    <style:style style:family="text" style:name="WLC-small">
      <style:text-properties style:text-position="0% 70%"/>
    </style:style>
    <style:style style:family="text" style:name="WLC-large">
      <style:text-properties style:text-position="0% 120%"/>
    </style:style>
    <style:style style:family="text" style:name="WLC-suspended">
      <style:text-properties style:text-position="20% 100%"/>
    </style:style>
    <style:style style:parent-style-name="name" style:family="paragraph" style:name="P10">
      <style:text-properties style:font-style-complex="italic" style:font-style-asian="italic" fo:font-style="italic"/>
    </style:style>
    <style:style style:parent-style-name="Standard" style:family="paragraph" style:name="P13">
      <style:paragraph-properties style:writing-mode="lr-tb" style:justify-single-word="false" fo:text-align="center" fo:line-height="85%" fo:margin-bottom="0.1in" fo:margin-top="0in"/>
      <style:text-properties style:font-weight-complex="bold" style:font-size-complex="16pt" style:font-name-complex="SBL Hebrew" style:font-weight-asian="bold" fo:font-weight="bold"/>
    </style:style>
    <style:style style:parent-style-name="Standard" style:family="paragraph" style:name="P14">
      <style:paragraph-properties style:writing-mode="lr-tb" style:justify-single-word="false" fo:text-align="center" fo:line-height="85%" fo:margin-bottom="0.1in" fo:margin-top="0in"/>
      <style:text-properties style:font-weight-complex="bold" style:font-size-complex="16pt" style:font-name-complex="SBL Hebrew" style:font-weight-asian="bold" style:font-size-asian="16pt" fo:font-weight="bold" fo:font-size="16pt"/>
    </style:style>
    <style:style style:parent-style-name="Standard" style:family="paragraph" style:name="P15">
      <style:paragraph-properties style:writing-mode="lr-tb" style:justify-single-word="false" fo:text-align="center" fo:line-height="85%" fo:margin-bottom="0.1in" fo:margin-top="0in"/>
      <style:text-properties style:font-weight-complex="bold" style:font-size-complex="14pt" style:font-name-complex="SBL Hebrew" style:font-weight-asian="bold" style:font-size-asian="14pt" fo:font-weight="bold" fo:font-size="14pt"/>
    </style:style>
    <style:style style:master-page-name="WLC-final" style:parent-style-name="Standard" style:family="paragraph" style:name="P16">
      <style:paragraph-properties style:writing-mode="lr-tb" style:page-number="auto" style:justify-single-word="false" fo:text-align="center" fo:line-height="85%" fo:margin-bottom="0.1in" fo:margin-top="0in"/>
      <style:text-properties style:font-weight-complex="bold" style:font-size-complex="16pt" style:font-name-complex="SBL Hebrew" style:font-weight-asian="bold" fo:font-weight="bold"/>
    </style:style>
    <style:style style:parent-style-name="Standard" style:family="paragraph" style:name="P17">
      <style:paragraph-properties style:writing-mode="lr-tb" style:auto-text-indent="false" fo:text-indent="0in" style:justify-single-word="false" fo:text-align="center" fo:line-height="85%" fo:margin-bottom="0.4in" fo:margin-top="0.4in" fo:margin-right="0in" fo:margin-left="0in"/>
      <style:text-properties style:font-weight-complex="bold" style:font-size-complex="24pt" style:font-name-complex="SBL Hebrew" style:font-weight-asian="bold" style:font-size-asian="24pt" fo:font-weight="bold" fo:font-size="24pt"/>
    </style:style>
    <style:style style:family="text" style:name="T10">
      <style:text-properties style:font-style-complex="italic" style:font-style-asian="italic" fo:font-style="italic"/>
    </style:style>
  </office:styles>
  <office:automatic-styles>
    <style:style style:parent-style-name="Header" style:family="paragraph" style:name="MP1">
      <style:paragraph-properties style:writing-mode="lr-tb" style:justify-single-word="false" fo:text-align="start"/>
      <style:text-properties style:font-weight-complex="bold" style:font-weight-asian="bold" fo:font-weight="bold"/>
    </style:style>
    <style:style style:master-page-name="" style:parent-style-name="Footer" style:family="paragraph" style:name="MP2">
      <style:paragraph-properties style:writing-mode="lr-tb" style:page-number="auto" style:justify-single-word="false" fo:text-align="start"/>
    </style:style>
    <style:style style:family="text" style:name="MT1">
      <style:text-properties fo:font-size="14pt"/>
    </style:style>
    <style:style style:family="text" style:name="MT2"/>
    <style:style style:family="text" style:name="MT3">
      <style:text-properties fo:font-weight="bold"/>
    </style:style>
    <style:style style:family="text" style:name="MT4">
      <style:text-properties style:font-weight-complex="bold" style:font-weight-asian="bold" fo:font-weight="bold"/>
    </style:style>
    <style:style style:family="text" style:name="MT5">
      <style:text-properties style:font-weight-complex="bold" style:font-size-complex="18pt" style:font-weight-asian="bold" style:font-size-asian="18pt" fo:font-weight="bold" fo:font-size="18pt"/>
    </style:style>
    <style:style style:family="text" style:name="MT6">
      <style:text-properties style:font-weight-complex="bold" style:font-size-complex="18pt" style:font-weight-asian="bold" style:font-size-asian="18pt" fo:font-weight="bold" fo:font-size="12pt"/>
    </style:style>
    <style:page-layout style:page-usage="mirrored" style:name="Mpm1">
      <style:page-layout-properties style:footnote-max-height="0in" style:writing-mode="rl-tb" fo:margin-right="1.25in" fo:margin-left="0.5in" fo:margin-bottom="0.5in" fo:margin-top="0.5in" style:print-orientation="portrait" style:num-format="1" fo:page-height="11in" fo:page-width="8.5in">
        <style:columns fo:column-gap="0.3in" fo:column-count="2">
          <style:column fo:end-indent="0.2in" fo:start-indent="0in" style:rel-width="32767*"/>
          <style:column fo:end-indent="0in" fo:start-indent="0.2in" style:rel-width="32768*"/>
        </style:columns>
        <style:footnote-sep style:color="#000000" style:rel-width="25%" style:adjustment="left" style:distance-after-sep="0.0398in" style:distance-before-sep="0.0398in" style:width="0.0071in"/>
      </style:page-layout-properties>
      <style:header-style>
        <style:header-footer-properties style:dynamic-spacing="false" fo:margin-bottom="0.2in" fo:margin-right="0in" fo:margin-left="0in" fo:min-height="0.4in"/>
      </style:header-style>
      <style:footer-style>
        <style:header-footer-properties style:dynamic-spacing="false" fo:margin-top="0.2in" fo:margin-right="0in" fo:margin-left="0in" fo:min-height="0.4in"/>
      </style:footer-style>
    </style:page-layout>
    <style:page-layout style:name="Mpm2">
      <style:page-layout-properties style:footnote-max-height="0in" style:writing-mode="lr-tb" fo:margin-right="0.3937in" fo:margin-left="0.7874in" fo:margin-bottom="0.3937in" fo:margin-top="0.3937in" style:print-orientation="portrait" style:num-format="1" fo:page-height="11in" fo:page-width="8.5in">
        <style:footnote-sep style:color="#000000" style:rel-width="25%" style:adjustment="left" style:distance-after-sep="0.0398in" style:distance-before-sep="0.0398in" style:width="0.0071in"/>
      </style:page-layout-properties>
      <style:header-style/>
      <style:footer-style/>
    </style:page-layout>
    <style:page-layout style:name="Mpm3">
      <style:page-layout-properties style:footnote-max-height="0in" style:writing-mode="lr-tb" style:shadow="none" fo:padding="0.2in" style:border-line-width="0.0008in 0.0346in 0.0008in" fo:border="0.0362in double #000000" fo:margin-right="0.4902in" fo:margin-left="1.2598in" fo:margin-bottom="0.5in" fo:margin-top="0.5in" style:print-orientation="portrait" style:num-format="1" fo:page-height="11in" fo:page-width="8.5in">
        <style:columns fo:column-gap="0in" fo:column-count="1"/>
        <style:footnote-sep style:color="#000000" style:rel-width="25%" style:adjustment="left" style:distance-after-sep="0.0398in" style:distance-before-sep="0.0398in" style:width="0.0071in"/>
      </style:page-layout-properties>
      <style:header-style/>
      <style:footer-style>
        <style:header-footer-properties style:dynamic-spacing="false" fo:margin-top="0.2in" fo:margin-right="0in" fo:margin-left="0in" fo:min-height="0.4in"/>
      </style:footer-style>
    </style:page-layout>
  </office:automatic-styles>
  <office:master-styles>
    <style:master-page style:page-layout-name="Mpm1" style:name="Standard">
      <style:header>
        <text:p text:style-name="MP1"><text:chapter text:outline-level="1" text:display="name">Daniel 2</text:chapter><text:tab/><text:span text:style-name="MT1">Unicode/XML Leningrad Codex</text:span></text:p>
      </style:header>
      <style:header-left>
        <text:p text:style-name="MP1"><text:tab/><text:span text:style-name="MT1">Unicode/XML Leningrad Codex</text:span><text:tab/><text:chapter text:outline-level="1" text:display="name">Daniel 4</text:chapter></text:p>
      </style:header-left>
      <style:footer>
        <text:p text:style-name="MP2"><text:span text:style-name="WLC-pagenumber"><text:page-number text:select-page="current">6</text:page-number></text:span><text:span text:style-name="WLC-pagenumber"/><text:tab/><text:tab/><text:span text:style-name="MT3"><text:chapter text:outline-level="1" text:display="number"/></text:span><text:span text:style-name="MT3"><text:chapter text:outline-level="1" text:display="name">Daniel 5</text:chapter></text:span><text:span text:style-name="MT3"/><text:span text:style-name="MT4"><text:tab/></text:span><text:span text:style-name="MT5"><text:s/></text:span></text:p>
      </style:footer>
      <style:footer-left>
        <text:p text:style-name="MP2"><text:span text:style-name="MT6"><text:chapter text:outline-level="1" text:display="name">Daniel 4</text:chapter></text:span><text:span text:style-name="MT5"><text:tab/><text:tab/></text:span><text:span text:style-name="WLC-pagenumber"><text:page-number text:select-page="current">6</text:page-number></text:span><text:span text:style-name="WLC-pagenumber"/><text:span text:style-name="MT5"><text:s/><text:tab/><text:tab/></text:span><text:span text:style-name="MT5"><text:s/></text:span></text:p>
      </style:footer-left>
    </style:master-page>
    <style:master-page style:page-layout-name="Mpm2" style:name="HTML"/>
    <style:master-page style:page-layout-name="Mpm3" style:name="WLC-final">
      <style:footer>
        <text:p text:style-name="Footer"><text:span text:style-name="WLC-pagenumber"><text:page-number text:select-page="current">6</text:page-number></text:span><text:span text:style-name="WLC-pagenumber"/><text:span text:style-name="WLC-pagenumber"><text:tab/><text:tab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hristopher V. Kimball</meta:initial-creator>
    <meta:creation-date>2020-04-01T06:05:22</meta:creation-date>
    <dc:description>This Hebrew bible (the Tanach) has been derived from the Leningrad Codex [4.20] (WLC) maintained by the J. Alan Groves Center for Advanced Biblical Research by Kirk E. Lowery and Stephen K. Salisbury. The WLC has been transcribed to a format with Unicode character coding and XML markup. The license of use is very generous.</dc:description>
    <meta:keyword>Bible</meta:keyword>
    <meta:keyword>Hebrew</meta:keyword>
    <meta:keyword>Leningrad Codex</meta:keyword>
    <meta:keyword>Unicode</meta:keyword>
    <meta:keyword>XML</meta:keyword>
    <dc:subject>Unicode/XML Leningrad Codex  Build number: 26.0</dc:subject>
    <dc:title>Unicode/XML Leningrad Codex [4.20]</dc:title>
    <dc:date>2020-04-01T06:05:22</dc:date>
    <dc:creator>Christopher Kimball</dc:creator>
    <meta:generator>OpenOffice.org/3.2$Unix OpenOffice.org_project/320m18$Build-9502</meta:generator>
  </office:meta>
</office:document-meta>
</file>